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117.01pt"/>
    </style:style>
    <style:style style:name="co9" style:family="table-column">
      <style:table-column-properties fo:break-before="auto" style:column-width="458.5pt"/>
    </style:style>
    <style:style style:name="co10" style:family="table-column">
      <style:table-column-properties fo:break-before="auto" style:column-width="100.49pt"/>
    </style:style>
    <style:style style:name="co11" style:family="table-column">
      <style:table-column-properties fo:break-before="auto" style:column-width="87.51pt"/>
    </style:style>
    <style:style style:name="co12" style:family="table-column">
      <style:table-column-properties fo:break-before="auto" style:column-width="129pt"/>
    </style:style>
    <style:style style:name="co13" style:family="table-column">
      <style:table-column-properties fo:break-before="auto" style:column-width="819.01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07.49pt"/>
    </style:style>
    <style:style style:name="co17" style:family="table-column">
      <style:table-column-properties fo:break-before="auto" style:column-width="648.99pt"/>
    </style:style>
    <style:style style:name="co18" style:family="table-column">
      <style:table-column-properties fo:break-before="auto" style:column-width="122.51pt"/>
    </style:style>
    <style:style style:name="co19" style:family="table-column">
      <style:table-column-properties fo:break-before="auto" style:column-width="531.5pt"/>
    </style:style>
    <style:style style:name="co20" style:family="table-column">
      <style:table-column-properties fo:break-before="auto" style:column-width="37.5pt"/>
    </style:style>
    <style:style style:name="co21" style:family="table-column">
      <style:table-column-properties fo:break-before="auto" style:column-width="389.99pt"/>
    </style:style>
    <style:style style:name="co22" style:family="table-column">
      <style:table-column-properties fo:break-before="auto" style:column-width="76pt"/>
    </style:style>
    <style:style style:name="co23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Game Leng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6 Enemy Multiplier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 Controlled Character Power Boost</text:p>
          </table:table-cell>
          <table:table-cell table:formula="of:=9/8" office:value-type="float" office:value="1.125" calcext:value-type="float">
            <text:p>1.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/ Character Ratio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emy Lost Turn Opportunity Cost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ra" table:style-name="ta2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Bounding Str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2)*(Movement) + (Draw 2 Cards))*(Speed 4)</text:p>
          </table:table-cell>
          <table:table-cell table:formula="of:=([Ass.F4]*[Ass.C5] + 0)*[Ass.I6]" office:value-type="float" office:value="49.9459459459459" calcext:value-type="float">
            <text:p>49.9459459459459</text:p>
          </table:table-cell>
          <table:table-cell table:formula="of:=([Ass.F4]*[Ass.C5] + 2*[Ass.C8]*[.C26])*[Ass.I6]" office:value-type="float" office:value="116.19902112556" calcext:value-type="float">
            <text:p>116.19902112556</text:p>
          </table:table-cell>
        </table:table-row>
        <table:table-row table:style-name="ro1">
          <table:table-cell/>
          <table:table-cell office:value-type="string" calcext:value-type="string">
            <text:p>Body S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 * 2)*((3 Damage)+(Remove Ongoing))*(Speed 5)</text:p>
          </table:table-cell>
          <table:table-cell table:formula="of:=[Ass.F3]*SQRT([Ass.F3]*2)*(3+[Ass.C12])*[Ass.I7]" office:value-type="float" office:value="135.729590968404" calcext:value-type="float">
            <text:p>135.7295909684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6)*(Movement)*(Speed 1)</text:p>
          </table:table-cell>
          <table:table-cell table:formula="of:=[Ass.F8]*[Ass.C5]*[Ass.I3]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hunderbolt 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)*((7 damage) + (Chance T-Tail Lose Turn)*(Enemy Opportunity Cost))*(Speed 5)</text:p>
          </table:table-cell>
          <table:table-cell table:formula="of:=[Ass.F3]*SQRT([Ass.F3])*(7 + [.C19]*[Ass.C28])*[Ass.I7]" office:value-type="float" office:value="137.107591687764" calcext:value-type="float">
            <text:p>137.107591687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(Enemy Opportunity Cost) + (Eat Displacement) + (5 Damage))*(Speed 1)</text:p>
          </table:table-cell>
          <table:table-cell table:formula="of:=[Ass.F3]*([Ass.C28] + [.C20] + 5)*[Ass.I3]" office:value-type="float" office:value="124.054054054054" calcext:value-type="float">
            <text:p>124.054054054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ath Brea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Head Tail Straight)*(Death Breath Range)*(AOE Death Breath Range)*(10 Damage)*(Speed 6)</text:p>
          </table:table-cell>
          <table:table-cell table:formula="of:=[.C21]*[.C22]*SQRT([.C23])*10*[Ass.I8]" office:value-type="float" office:value="118.434825490521" calcext:value-type="float">
            <text:p>118.4348254905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2)*(Movement) + (Play Card))*(Speed 2)</text:p>
          </table:table-cell>
          <table:table-cell table:formula="of:=([Ass.F4]*[Ass.C5] + 0)*[Ass.I4]" office:value-type="float" office:value="54.1081081081081" calcext:value-type="float">
            <text:p>54.1081081081081</text:p>
          </table:table-cell>
          <table:table-cell table:formula="of:=([Ass.F4]*[Ass.C5] + [.C26])*[Ass.I4]" office:value-type="float" office:value="233.543520052896" calcext:value-type="float">
            <text:p>233.543520052896</text:p>
          </table:table-cell>
        </table:table-row>
        <table:table-row table:style-name="ro1">
          <table:table-cell/>
          <table:table-cell office:value-type="string" calcext:value-type="string">
            <text:p>Hurricane Wing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 * 2)*(2*(Knockback) + (4 Damage))*(Speed 3)</text:p>
          </table:table-cell>
          <table:table-cell table:formula="of:=[Ass.F3]*SQRT([Ass.F3] * 2)*(2*[Ass.C14] + 4)*[Ass.I5]" office:value-type="float" office:value="126.456140653793" calcext:value-type="float">
            <text:p>126.4561406537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eth Like Swor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Straight 2)*(AOE 2)*((5 Damage) + (Remove Ongoing))*(Speed 4)</text:p>
          </table:table-cell>
          <table:table-cell table:formula="of:=[Ass.F10]*SQRT(2)*(5 + [Ass.C12])*[Ass.I6]" office:value-type="float" office:value="145.85510686529" calcext:value-type="float">
            <text:p>145.85510686529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Armor of Ten-Fold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/(Trait Boost) – 1)*(Power Level)*(Ongoing Duration)/(Game Duration) = (1/15)*(Power Level) = 2*(Expected Avg Card) = 2*(Avg Char Power)*(Monster Power Multiplier)/(Max Health v4)</text:p>
          </table:table-cell>
          <table:table-cell table:formula="of:=2*[Ass.C18]*[Ass.C27]/[.C28]"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ws of Sp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AOE Range 1)*(3 Damage)*(Speed 5)*(Duration)</text:p>
          </table:table-cell>
          <table:table-cell table:formula="of:=[Ass.F3]*SQRT([Ass.F3])*3*[Ass.I7]*[Ass.C6]" office:value-type="float" office:value="205.661387531646" calcext:value-type="float">
            <text:p>205.6613875316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ong Strong 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alculable = (Expected Card Value) = (Avg Char Power)*(Monster Multiplier)/(Max Health v4)</text:p>
          </table:table-cell>
          <table:table-cell table:formula="of:=[Ass.C18]*[Ass.C27]/[.C28]" office:value-type="float" office:value="120" calcext:value-type="float">
            <text:p>12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Head Tail Distance</text:p>
          </table:table-cell>
          <table:table-cell table:style-name="ce7" table:formula="of:=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hance T-Tail Cancels Turn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Eat Displacement</text:p>
          </table:table-cell>
          <table:table-cell table:style-name="ce7" table:formula="of:=2*[Ass.C14] + 2*[Ass.C1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hance Head Tail Straight Line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Death Breath Range</text:p>
          </table:table-cell>
          <table:table-cell table:style-name="ce7" table:formula="of:=[Ass.F11]" office:value-type="float" office:value="11.1891891891892" calcext:value-type="float">
            <text:p>11.189189189189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Death Breath AO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t Disadvantage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3]*[.E13])+([.C14]*[.E14])+([.C15]*[.E15]))/30" office:value-type="float" office:value="124.224515961776" calcext:value-type="float">
            <text:p>124.22451596177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F3])+([.C4]*[.E4])+([.C5]*[.E5])+([.C6]*[.E6])+([.C7]*[.E7])+([.C8]*[.E8])+([.C9]*[.F9])+([.C10]*[.E10])+([.C11]*[.E11])+([.C13]*[.E13])+([.C14]*[.E14])+([.C15]*[.E15]))/30" office:value-type="float" office:value="148.793364674216" calcext:value-type="float">
            <text:p>148.7933646742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Health v6</text:p>
          </table:table-cell>
          <table:table-cell table:formula="of:=[Ass.C25]*[.C28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Total Power v4</text:p>
          </table:table-cell>
          <table:table-cell table:formula="of:=[.C28]*[.C27]*[.C24]" office:value-type="float" office:value="5951.73458696865" calcext:value-type="float">
            <text:p>5951.7345869686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Power v6</text:p>
          </table:table-cell>
          <table:table-cell table:formula="of:=[.C29]*[.C27]*[.C24]" office:value-type="float" office:value="8927.60188045298" calcext:value-type="float">
            <text:p>8927.60188045298</text:p>
          </table:table-cell>
          <table:table-cell table:number-columns-repeated="3"/>
        </table:table-row>
      </table:table>
      <table:table table:name="KI773R" table:style-name="ta2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Fight or Flight Progr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Chance Below 20)*(Range 2)*((Movement) + (AOE 2)*(Chance Enemy Adjacent)*((Knockback) + (7 Damage))) + (1 – (Chance Below 20))*(Range 6)*(6 Damage))*(Speed 4)</text:p>
          </table:table-cell>
          <table:table-cell table:formula="of:=([.C17]*[Ass.F4]*([Ass.C5] + SQRT(2)*[.C18]*([Ass.C14] + 7)) + (1 - [.C17])*[Ass.F8]*6)*[Ass.I6]" office:value-type="float" office:value="183.61035319868" calcext:value-type="float">
            <text:p>183.610353198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er Overf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Movement) + (Chance Enemy Adjacent)*((Knockback) + (7 Damage)))*(Speed 1)</text:p>
          </table:table-cell>
          <table:table-cell table:formula="of:=[Ass.F3]*([Ass.C5] + [.C18]*([Ass.C14] + 7))*[Ass.I3]" office:value-type="float" office:value="27.7297297297297" calcext:value-type="float">
            <text:p>27.7297297297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t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elf Heal 8)*(Speed 5)</text:p>
          </table:table-cell>
          <table:table-cell table:formula="of:=8*([Ass.C22]*([Ass.C19]/[.C22]))*[Ass.I7]" office:value-type="float" office:value="79.1005291005291" calcext:value-type="float">
            <text:p>79.1005291005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 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2)*(AOE Range 2)*(5 Damage)*(Speed 6)</text:p>
          </table:table-cell>
          <table:table-cell table:formula="of:=[Ass.F4]*SQRT([Ass.F4])*5*[Ass.I8]" office:value-type="float" office:value="269.637664811035" calcext:value-type="float">
            <text:p>269.63766481103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th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lay Card)*Duration</text:p>
          </table:table-cell>
          <table:table-cell table:formula="of:=0*[Ass.C6]" office:value-type="float" office:value="0" calcext:value-type="float">
            <text:p>0</text:p>
          </table:table-cell>
          <table:table-cell table:formula="of:=[.C20]*[Ass.C6]" office:value-type="float" office:value="692.78940280059" calcext:value-type="float">
            <text:p>692.78940280059</text:p>
          </table:table-cell>
        </table:table-row>
        <table:table-row table:style-name="ro1">
          <table:table-cell/>
          <table:table-cell office:value-type="string" calcext:value-type="string">
            <text:p>Remote Sens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/3)*(Chance Damage Instance)*(Average Damage Dealt)*(Self Heal 1)*Duration</text:p>
          </table:table-cell>
          <table:table-cell table:formula="of:=(1/3)*[Ass.C11]*[Ass.C23]*([Ass.C22]*([Ass.C19]/[.C22]))*[Ass.C6]" office:value-type="float" office:value="32.2420634920635" calcext:value-type="float">
            <text:p>32.24206349206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er Ca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2]))*[Ass.C5]" office:value-type="float" office:value="23.2142857142857" calcext:value-type="float">
            <text:p>23.2142857142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2)*(AOE Range 2)*(Avg Ongoing Count)*(Strip Ongoing)*Uses*Duration</text:p>
          </table:table-cell>
          <table:table-cell table:formula="of:=[Ass.F4]*SQRT([Ass.F4])*[Ass.C17]*[Ass.C12]*([.C6]/30)*[Ass.C6]" office:value-type="float" office:value="529.470323628941" calcext:value-type="float">
            <text:p>529.470323628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Integer Overflow)*Uses*Duration</text:p>
          </table:table-cell>
          <table:table-cell table:formula="of:=[.E4]*([.C4]/30)*[Ass.C6]" office:value-type="float" office:value="27.7297297297297" calcext:value-type="float">
            <text:p>27.7297297297297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ance below 20 Health</text:p>
          </table:table-cell>
          <table:table-cell table:formula="of:=20/[.C22]" office:value-type="float" office:value="0.476190476190476" calcext:value-type="float">
            <text:p>0.476190476190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Enemy in Move Path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Level v4 Target</text:p>
          </table:table-cell>
          <table:table-cell table:formula="of:=[Ass.C27]*[Ass.C18]*[Ass.C26]" office:value-type="float" office:value="6750" calcext:value-type="float">
            <text:p>67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8]*[.E8])+([.C9]*[.E9])+([.C10]*[.E10])+([.C11]*[.E11])+([.C12]*[.E12]))/30" office:value-type="float" office:value="138.557880560118" calcext:value-type="float">
            <text:p>138.55788056011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8]*[.F8])+([.C9]*[.E9])+([.C10]*[.E10])+([.C11]*[.E11])+([.C12]*[.E12]))/30" office:value-type="float" office:value="161.650860653471" calcext:value-type="float">
            <text:p>161.65086065347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6</text:p>
          </table:table-cell>
          <table:table-cell table:formula="of:=[Ass.C25]*[.C22]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wer Level v4</text:p>
          </table:table-cell>
          <table:table-cell table:formula="of:=[.C21]*[.C22]" office:value-type="float" office:value="6789.33614744579" calcext:value-type="float">
            <text:p>6789.3361474457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wer Level v6</text:p>
          </table:table-cell>
          <table:table-cell table:formula="of:=[.C21]*[.C23]" office:value-type="float" office:value="10184.0042211687" calcext:value-type="float">
            <text:p>10184.0042211687</text:p>
          </table:table-cell>
          <table:table-cell table:number-columns-repeated="3"/>
        </table:table-row>
      </table:table>
      <table:table table:name="Bob_The_Builder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Range 2)*(Movement)*(Speed 4)</text:p>
          </table:table-cell>
          <table:table-cell table:formula="of:=[Ass.F4]*[Ass.C5]*[Ass.I6]" office:value-type="float" office:value="49.9459459459459" calcext:value-type="float">
            <text:p>49.94594594594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loy Turr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urret Duration)*(Range 3)*(1 Damage)*(Speed 5)</text:p>
          </table:table-cell>
          <table:table-cell table:formula="of:=[.C18]*[Ass.F5]*1*[Ass.I7]" office:value-type="float" office:value="188.8003003003" calcext:value-type="float">
            <text:p>188.80030030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mmer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Range 1)*(AOE Range 1)*(5 Damage)*(Speed 3)</text:p>
          </table:table-cell>
          <table:table-cell table:formula="of:=[Ass.F3]*SQRT([Ass.F3])*5*[Ass.I5]" office:value-type="float" office:value="74.5149954824805" calcext:value-type="float">
            <text:p>74.51499548248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unch N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3) + (Draw 2 Cards) + (Play a Card))*(Speed 8)</text:p>
          </table:table-cell>
          <table:table-cell table:formula="of:=(3*([Ass.C22]*([Ass.C19]/[.C28])) + 2*[Ass.C8]*0 + 0)*[Ass.I10]" office:value-type="float" office:value="38.6904761904762" calcext:value-type="float">
            <text:p>38.6904761904762</text:p>
          </table:table-cell>
          <table:table-cell table:formula="of:=(3*([Ass.C22]*([Ass.C19]/[.C28])) + 2*[Ass.C8]*[.C26] + [.C26])*[Ass.I10]" office:value-type="float" office:value="205.50305473401" calcext:value-type="float">
            <text:p>205.503054734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Chance IronMan Active)*(Range 3)*(AOE Range 3)*(Remove Ongoing) + (Chance IronMan Active)*((Play Card) + (Draw Card)) + (Chance Ally_Bob EMP)*((Play Card) + (Draw Card)))*(Speed 9)</text:p>
          </table:table-cell>
          <table:table-cell table:formula="of:=([.C19]*[Ass.F5]*SQRT([Ass.F5])*[Ass.C12] + [.C19]*(0 + [Ass.C8]*0) + [.C20]*(0 + [Ass.C8]*0))*[Ass.I11]" office:value-type="float" office:value="81.8926731352645" calcext:value-type="float">
            <text:p>81.8926731352645</text:p>
          </table:table-cell>
          <table:table-cell table:formula="of:=([.C19]*[Ass.F5]*SQRT([Ass.F5])*[Ass.C12] + [.C19]*([.C26] + [Ass.C8]*[.C26]) + [.C20]*([.C26] + [Ass.C8]*[.C26]))*[Ass.I11]" office:value-type="float" office:value="200.067469849177" calcext:value-type="float">
            <text:p>200.06746984917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urret Upgrade: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ange 3)*(AOE Range 3)*(1 Heal) - (Range 3)*(1 Damage))*Duration</text:p>
          </table:table-cell>
          <table:table-cell table:formula="of:=([Ass.F5]*SQRT([Ass.F5])*1 - [Ass.F5]*1)*[Ass.C6]" office:value-type="float" office:value="379.350287234052" calcext:value-type="float">
            <text:p>379.3502872340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on Man S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Range 3)*(Movement)*(Speed 4) - (Range 2)*(Movement)*(Speed 4))*(Uses) + (Chance Damage Instance)*(Self Heal 1))*Duration</text:p>
          </table:table-cell>
          <table:table-cell table:formula="of:=(([Ass.F5]*[Ass.C5]*[Ass.I6] - [Ass.F4]*[Ass.C5]*[Ass.I6])*([.C3]/30) + [Ass.C11]*([Ass.C22]*([Ass.C19]/[.C28])))*[Ass.C6]" office:value-type="float" office:value="86.4953346203346" calcext:value-type="float">
            <text:p>86.49533462033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ret Upgrade: 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Turrets in Play)*(Turret Movement Option) + (1 - (Chance 2 Turrets in Play))*((Draw a Card) + (Chance Play Turret)*(Play Card)))*Duration</text:p>
          </table:table-cell>
          <table:table-cell table:formula="of:=([.C23]*[.C24] + (1 - [.C22])*([Ass.C8]*0 + [.C21]*0))*[Ass.C6]" office:value-type="float" office:value="264.32042042042" calcext:value-type="float">
            <text:p>264.32042042042</text:p>
          </table:table-cell>
          <table:table-cell table:formula="of:=([.C23]*[.C24] + (1 - [.C22])*([Ass.C8]*[.C26] + [.C21]*[.C26]))*[Ass.C6]" office:value-type="float" office:value="342.960636019515" calcext:value-type="float">
            <text:p>342.9606360195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ret Upgrade: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Turrets in Play)*(Turret Range)*(AOE Turret Range)*(Damage Instance Chance)*(1 Damage))*Duration</text:p>
          </table:table-cell>
          <table:table-cell table:formula="of:=([.C23]*[Ass.F5]*SQRT([Ass.F5])*[Ass.C11]*1)*[Ass.C6]" office:value-type="float" office:value="271.538863553772" calcext:value-type="float">
            <text:p>271.5388635537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rd H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Range 2)*((Movement) + (Hard Hat Contact Chance)*(3 Damage))*(Speed 4) - (Range 2)*(Movement)*(Speed 4))*Uses + (Range 2)*(AOE Range 2)*(Damage Instance Chance)*(1 Heal))*Duration</text:p>
          </table:table-cell>
          <table:table-cell table:formula="of:=(([Ass.F4]*([Ass.C5] + [.C25]*3)*[Ass.I6] - [Ass.F4]*[Ass.C5]*[Ass.I6])*([.C3]/30) + [Ass.F4]*SQRT([Ass.F4])*1)*[Ass.C6]" office:value-type="float" office:value="262.234256467013" calcext:value-type="float">
            <text:p>262.23425646701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nt Duration</text:p>
          </table:table-cell>
          <table:table-cell table:formula="of:=1 + 3/[Ass.C11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onMan Suit Active</text:p>
          </table:table-cell>
          <table:table-cell table:formula="of:=[Ass.C6]/[Ass.C24]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lly/Bob EMP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Play Turret</text:p>
          </table:table-cell>
          <table:table-cell table:formula="of:=([.C4]/30)" office:value-type="float" office:value="0.133333333333333" calcext:value-type="float">
            <text:p>0.1333333333333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2 Turrets In Play</text:p>
          </table:table-cell>
          <table:table-cell table:formula="of:=([.C23])/2" office:value-type="float" office:value="0.56" calcext:value-type="float">
            <text:p>0.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ts in Play</text:p>
          </table:table-cell>
          <table:table-cell table:formula="of:=([.C18]*[.C4])/[Ass.C24]"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t Movement Option</text:p>
          </table:table-cell>
          <table:table-cell table:formula="of:=([Ass.C10] - 1)*[.E4]" office:value-type="float" office:value="47.2000750750751" calcext:value-type="float">
            <text:p>47.20007507507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rd Hat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2]*[.E12])+([.C13]*[.E13]))/30" office:value-type="float" office:value="107.236657635129" calcext:value-type="float">
            <text:p>107.2366576351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F6])+([.C7]*[.F7])+([.C8]*[.E8])+([.C9]*[.E9])+([.C10]*[.E10])+([.C11]*[.F11])+([.C12]*[.E12])+([.C13]*[.E13]))/30" office:value-type="float" office:value="143.917154965628" calcext:value-type="float">
            <text:p>143.9171549656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8]*[.C27]" office:value-type="float" office:value="4029.68033903759" calcext:value-type="float">
            <text:p>4029.68033903759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arwhale" table:style-name="ta4">
        <table:table-column table:style-name="co1" table:number-columns-repeated="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sh Kab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3)*(Movement) + (Straight Line 3)*(AOE 3)*((Avg Displacement)*(Push)+(4 Damage))*(Speed 5)</text:p>
          </table:table-cell>
          <table:table-cell table:formula="of:=([Ass.F11]*[Ass.C5] + [Ass.F11]*SQRT(3)*([.C18]*([Ass.C14])+4))*[Ass.I7]" office:value-type="float" office:value="179.09194120599" calcext:value-type="float">
            <text:p>179.091941205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ip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(5 Damage) + (Avg Flipper Displacement)*(Displacement))*(Speed 4)</text:p>
          </table:table-cell>
          <table:table-cell table:formula="of:=[Ass.F3]*(5 + [.C19]*[Ass.C15])*[Ass.I6]" office:value-type="float" office:value="58.3783783783784" calcext:value-type="float">
            <text:p>58.3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rsal Revor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Damage Instance Chance)*(Avg Damage Dealt)*(Self Heal) + (Play Card))*(Speed 3)</text:p>
          </table:table-cell>
          <table:table-cell table:formula="of:=([Ass.C11]*[Ass.C23]*([Ass.C22]*([Ass.C19]/[.C26])) + 0)*[Ass.I5]" office:value-type="float" office:value="36.4023297491039" calcext:value-type="float">
            <text:p>36.4023297491039</text:p>
          </table:table-cell>
          <table:table-cell table:formula="of:=([Ass.C11]*[Ass.C23]*([Ass.C22]*([Ass.C19]/[.C26])) + [.C24])*[Ass.I5]" office:value-type="float" office:value="199.172372235479" calcext:value-type="float">
            <text:p>199.1723722354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is Bl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1)*(Avg Blows Knockback)*(Knockback) + (Chance Blow Ends Turn)*(Avg Char Card))*(Speed 6)</text:p>
          </table:table-cell>
          <table:table-cell table:formula="of:=([Ass.F3]*([.C20]*[Ass.C14]) + [.C23]*[Ass.C20])*[Ass.I8]" office:value-type="float" office:value="148.86006006006" calcext:value-type="float">
            <text:p>148.860060060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ep D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6)*(Movement) – (Avg Card) + 2*(Draw Card))*(Speed 8)</text:p>
          </table:table-cell>
          <table:table-cell table:formula="of:=([Ass.F8]*[Ass.C5] - 0 + 0)*[Ass.I10]" office:value-type="float" office:value="120" calcext:value-type="float">
            <text:p>120</text:p>
          </table:table-cell>
          <table:table-cell table:formula="of:=([Ass.F8]*[Ass.C5] - [.C24] + [Ass.C8]*[.C24]*2)*[Ass.I10]" office:value-type="float" office:value="41.87037960654" calcext:value-type="float">
            <text:p>41.870379606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il F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2)*(AOE 2)*(2*(Strip Ongoing) + (3 Damage)) + (Range 1)*(Movement))*(Speed 4)</text:p>
          </table:table-cell>
          <table:table-cell table:formula="of:=([Ass.F10]*SQRT(2)*(2*[Ass.C12] + 3) + [Ass.F3]*[Ass.C5])*[Ass.I6]" office:value-type="float" office:value="197.726812294814" calcext:value-type="float">
            <text:p>197.7268122948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ubber B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traight Line 2)*(Movement)*Duration</text:p>
          </table:table-cell>
          <table:table-cell table:formula="of:=[Ass.C11]*[Ass.F10]*[Ass.C5]*[Ass.C6]" office:value-type="float" office:value="64.4594594594595" calcext:value-type="float">
            <text:p>64.45945945945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eathing 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)*((2 Heal)*(Avg Char Health)/(Max Health))*Duration</text:p>
          </table:table-cell>
          <table:table-cell table:formula="of:=[Ass.F3]*SQRT([Ass.F3])*(2*[Ass.C19]/[.C26])*[Ass.C6]" office:value-type="float" office:value="86.5335431409451" calcext:value-type="float">
            <text:p>86.53354314094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vory Tu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vg Shish Enemies)*(Avg Char Card)*Uses*Duration</text:p>
          </table:table-cell>
          <table:table-cell table:formula="of:=[.C22]*[Ass.C20]*([.C3]/30)*[Ass.C6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ached W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2*(Draw Card)*Duration</text:p>
          </table:table-cell>
          <table:table-cell table:formula="of:=[Ass.C11]*[Ass.C8]*0*[Ass.C6]" office:value-type="float" office:value="0" calcext:value-type="float">
            <text:p>0</text:p>
          </table:table-cell>
          <table:table-cell table:formula="of:=[Ass.C11]*2*[Ass.C8]*[.C24]*[Ass.C6]" office:value-type="float" office:value="117.19443059019" calcext:value-type="float">
            <text:p>117.1944305901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Shish Knockback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Flipper 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Blows Knockback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lubber Butt Move Opt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Shish Enemie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Blow Ends Turn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10]*[.E10])+([.C11]*[.E11])+([.C12]*[.E12])+([.C13]*[.E13]))/30" office:value-type="float" office:value="117.19443059019" calcext:value-type="float">
            <text:p>117.194430590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6]*[.E6])+([.C7]*[.F7])+([.C8]*[.E8])+([.C10]*[.E10])+([.C11]*[.E11])+([.C12]*[.E12])+([.C13]*[.F13]))/30" office:value-type="float" office:value="129.564953819155" calcext:value-type="float">
            <text:p>129.5649538191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5]*[.C26]" office:value-type="float" office:value="4016.51356839379" calcext:value-type="float">
            <text:p>4016.5135683937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mums_Anoob" table:style-name="ta4">
        <table:table-column table:style-name="co1" table:number-columns-repeated="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s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4)*(Movement)*(Speed 1)</text:p>
          </table:table-cell>
          <table:table-cell table:formula="of:=[Ass.F6]*[Ass.C5]*[Ass.I3]" office:value-type="float" office:value="132.202702702703" calcext:value-type="float">
            <text:p>132.2027027027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2)*(Movement)*(Speed 7)</text:p>
          </table:table-cell>
          <table:table-cell table:formula="of:=[Ass.F10]*[Ass.C5]*[Ass.I9]" office:value-type="float" office:value="30.0810810810811" calcext:value-type="float">
            <text:p>30.08108108108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rcopha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har Card)*(Speed 1)</text:p>
          </table:table-cell>
          <table:table-cell table:formula="of:=2*[Ass.C20]*[Ass.I3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cust Sw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6)*(Locust AOE)*(Strip Ongoing)*(Avg Char Ongoing)*(Speed 5)</text:p>
          </table:table-cell>
          <table:table-cell table:formula="of:=[Ass.F14]*SQRT(4)*[Ass.C12]*[Ass.C17]*[Ass.I7]" office:value-type="float" office:value="412.756756756757" calcext:value-type="float">
            <text:p>412.7567567567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iot of 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Straight Line 3)*(Movement) + 3*(Range 1)*(4 Damage))*(Speed 6)</text:p>
          </table:table-cell>
          <table:table-cell table:formula="of:=([Ass.F11]*[Ass.C5] + 3*[Ass.F3]*4)*[Ass.I8]" office:value-type="float" office:value="112.378378378378" calcext:value-type="float">
            <text:p>112.3783783783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n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3 Damage)*(Speed 9)</text:p>
          </table:table-cell>
          <table:table-cell table:formula="of:=[Ass.F8]*3*[Ass.I11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rn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2 Damage)*(Ongoing Count)*(Speed 2)</text:p>
          </table:table-cell>
          <table:table-cell table:formula="of:=[Ass.F8]*2*[Ass.C17]*[Ass.I4]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rt-Curve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6 Damage)*(Speed 3)</text:p>
          </table:table-cell>
          <table:table-cell table:formula="of:=[Ass.F3]*6*[Ass.I5]" office:value-type="float" office:value="40.5405405405405" calcext:value-type="float">
            <text:p>40.54054054054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a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asis Travel Multiplier)*(Avg Oasis Travel)*(Self Heal 3)*(Speed 8)</text:p>
          </table:table-cell>
          <table:table-cell table:formula="of:=[.C23]*[.C22]*3*([Ass.C22]*([Ass.C19]/[.C31]))*[Ass.I10]" office:value-type="float" office:value="75.0862068965517" calcext:value-type="float">
            <text:p>75.08620689655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ath Blow Chance)*2*(Avg Player Card)*Duration</text:p>
          </table:table-cell>
          <table:table-cell table:formula="of:=[.C24]*2*[Ass.C20]*[Ass.C6]" office:value-type="float" office:value="142.222222222222" calcext:value-type="float">
            <text:p>142.2222222222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Play a Card) - (Draw a Card))*Duration</text:p>
          </table:table-cell>
          <table:table-cell table:formula="of:=(0 - 0)*[Ass.C6]" office:value-type="float" office:value="0" calcext:value-type="float">
            <text:p>0</text:p>
          </table:table-cell>
          <table:table-cell table:formula="of:=([.C29] - [Ass.C8]*[.C29])*[Ass.C6]" office:value-type="float" office:value="736.99534161283" calcext:value-type="float">
            <text:p>736.995341612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6)*((Set Activation Chance)*2*(Avg Enemy Distance)*(Displacement))*Duration</text:p>
          </table:table-cell>
          <table:table-cell table:formula="of:=[Ass.F8]*([.C26]*2*[.C25]*[Ass.C15])*[Ass.C6]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i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Avg Damage Dealt)*(Period of Game While Killable)*(Self Heal))*Duration</text:p>
          </table:table-cell>
          <table:table-cell table:formula="of:=([Ass.C11]*[Ass.C23]*[.C27]*([Ass.C22]*([Ass.C19]/[.C31])) )*[Ass.C6]" office:value-type="float" office:value="28.0172413793103" calcext:value-type="float">
            <text:p>28.01724137931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u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Root)*(Speed 7)*Duration</text:p>
          </table:table-cell>
          <table:table-cell table:formula="of:=[Ass.F3]*[Ass.C16]*[Ass.I9]*[Ass.C6]" office:value-type="float" office:value="56.7567567567568" calcext:value-type="float">
            <text:p>56.75675675675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AOE 1)*3*(Speed 7)*Duration</text:p>
          </table:table-cell>
          <table:table-cell table:formula="of:=[Ass.F3]*SQRT([Ass.F3])*3*[Ass.I9]*[Ass.C6]" office:value-type="float" office:value="187.777788615851" calcext:value-type="float">
            <text:p>187.7777886158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k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Range 6)*(1 Damage))*Duration</text:p>
          </table:table-cell>
          <table:table-cell table:formula="of:=([Ass.C11]*[Ass.F8]*1)*[Ass.C6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asis Trave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sis Travel Multiplier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ath Blow Chance</text:p>
          </table:table-cell>
          <table:table-cell table:formula="of:=8/90" office:value-type="float" office:value="0.0888888888888889" calcext:value-type="float">
            <text:p>0.0888888888888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Enem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 Activation Chance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riod of Game while Killable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ust AO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3]*[.E13])+([.C14]*[.E14])+([.C15]*[.E15])+([.C16]*[.E16])+([.C17]*[.E17])+([.C18]*[.E18])+([.C19]*[.E19]))/30" office:value-type="float" office:value="184.248835403208" calcext:value-type="float">
            <text:p>184.2488354032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7]*[.E7])+([.C8]*[.E8])+([.C9]*[.E9])+([.C10]*[.E10])+([.C11]*[.E11])+([.C13]*[.E13])+([.C14]*[.F14])+([.C15]*[.E15])+([.C16]*[.E16])+([.C17]*[.E17])+([.C18]*[.E18])+([.C19]*[.E19]))/30" office:value-type="float" office:value="208.815346790302" calcext:value-type="float">
            <text:p>208.8153467903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 v 4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 v 6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 v 4</text:p>
          </table:table-cell>
          <table:table-cell table:formula="of:=[.C31]*[.C30]" office:value-type="float" office:value="6055.64505691876" calcext:value-type="float">
            <text:p>6055.645056918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wer Level v 6</text:p>
          </table:table-cell>
          <table:table-cell table:formula="of:=[.C30]*[.C32]" office:value-type="float" office:value="9187.87525877329" calcext:value-type="float">
            <text:p>9187.87525877329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ug" table:style-name="ta5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6" calcext:value-type="float">
            <text:p>165.5265644917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5" calcext:value-type="float">
            <text:p>431.4202636976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1" calcext:value-type="float">
            <text:p>89.85316358147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5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19" calcext:value-type="float">
            <text:p>76.85293658226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1" calcext:value-type="float">
            <text:p>54.1081081081081</text:p>
          </table:table-cell>
          <table:table-cell table:formula="of:=(([Ass.F4] * [Ass.C5]) + [.C20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9" calcext:value-type="float">
            <text:p>162.1323094773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194" calcext:value-type="float">
            <text:p>87.9952326789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20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2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get Power Level</text:p>
          </table:table-cell>
          <table:table-cell table:formula="of:=[Ass.C26]*[Ass.C18]"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1]*[.C22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7" calcext:value-type="float">
            <text:p>57.22972972972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4" calcext:value-type="float">
            <text:p>89.75962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4" calcext:value-type="float">
            <text:p>70.4810455192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19" calcext:value-type="float">
            <text:p>79.05195195195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7" calcext:value-type="float">
            <text:p>352.9802157526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1" calcext:value-type="float">
            <text:p>794.2054854434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2" calcext:value-type="float">
            <text:p>4062.09276251872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6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4" calcext:value-type="float">
            <text:p>235.6263510483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8" calcext:value-type="float">
            <text:p>4089.1648887986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7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6.952100108024" calcext:value-type="float">
            <text:p>206.9521001080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0.962744528464" calcext:value-type="float">
            <text:p>160.9627445284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431269464067" calcext:value-type="float">
            <text:p>269.4312694640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6.671632502502" calcext:value-type="float">
            <text:p>166.6716325025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074792297245" calcext:value-type="float">
            <text:p>104.0747922972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8.9840333693415" calcext:value-type="float">
            <text:p>68.98403336934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4.673534540478" calcext:value-type="float">
            <text:p>104.6735345404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476050054012" calcext:value-type="float">
            <text:p>103.4760500540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193051155635" calcext:value-type="float">
            <text:p>137.1930511556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78.59848351342" calcext:value-type="float">
            <text:p>3978.59848351342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6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  <style:master-page style:name="mp6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2-06T09:53:29.831682915</dc:date>
    <meta:editing-cycles>113</meta:editing-cycles>
    <meta:editing-duration>PT17H31M11S</meta:editing-duration>
    <meta:document-statistic meta:table-count="11" meta:cell-count="844" meta:object-count="0"/>
  </office:meta>
</office:document-meta>
</file>